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26cm" fo:margin-left="-0.191cm" fo:margin-top="0cm" fo:margin-bottom="0cm" table:align="left"/>
    </style:style>
    <style:style style:name="Tableau1.A" style:family="table-column">
      <style:table-column-properties style:column-width="3.981cm"/>
    </style:style>
    <style:style style:name="Tableau1.B" style:family="table-column">
      <style:table-column-properties style:column-width="3.978cm"/>
    </style:style>
    <style:style style:name="Tableau1.D" style:family="table-column">
      <style:table-column-properties style:column-width="3.98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" style:family="table">
      <style:table-properties style:width="14.656cm" fo:margin-left="1.256cm" fo:margin-top="0cm" fo:margin-bottom="0cm" table:align="left"/>
    </style:style>
    <style:style style:name="Tableau2.A" style:family="table-column">
      <style:table-column-properties style:column-width="3.664cm"/>
    </style:style>
    <style:style style:name="Tableau2.D" style:family="table-column">
      <style:table-column-properties style:column-width="3.66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4" style:family="table">
      <style:table-properties style:width="15.926cm" fo:margin-left="-0.191cm" fo:margin-top="0cm" fo:margin-bottom="0cm" table:align="left"/>
    </style:style>
    <style:style style:name="Tableau4.A" style:family="table-column">
      <style:table-column-properties style:column-width="5.308cm"/>
    </style:style>
    <style:style style:name="Tableau4.B" style:family="table-column">
      <style:table-column-properties style:column-width="5.304cm"/>
    </style:style>
    <style:style style:name="Tableau4.C" style:family="table-column">
      <style:table-column-properties style:column-width="5.31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3" style:family="table">
      <style:table-properties style:width="14.656cm" fo:margin-left="1.256cm" fo:margin-top="0cm" fo:margin-bottom="0cm" table:align="left"/>
    </style:style>
    <style:style style:name="Tableau3.A" style:family="table-column">
      <style:table-column-properties style:column-width="3.358cm"/>
    </style:style>
    <style:style style:name="Tableau3.B" style:family="table-column">
      <style:table-column-properties style:column-width="6.375cm"/>
    </style:style>
    <style:style style:name="Tableau3.C" style:family="table-column">
      <style:table-column-properties style:column-width="4.92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Arial Unicode MS" style:font-name-asian="Arial Unicode MS1" style:font-name-complex="Arial Unicode MS1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0066ff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0066ff" style:font-name="Arial Unicode MS" style:font-name-asian="Arial Unicode MS1" style:font-name-complex="Arial Unicode MS1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Times New Roman" style:font-name-asian="Arial Unicode MS1" style:font-name-complex="Arial Unicode MS1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line-height="100%" fo:orphans="0" fo:widows="0"/>
      <style:text-properties fo:font-size="10.5pt" style:font-size-asian="10.5pt" style:font-size-complex="10.5pt"/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P14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16" style:family="paragraph" style:parent-style-name="Standard">
      <style:paragraph-properties fo:margin-left="1.27cm" fo:margin-right="0cm" fo:text-indent="1.27cm" style:auto-text-indent="false"/>
      <style:text-properties fo:font-size="10.5pt" style:font-size-asian="10.5pt" style:font-size-complex="10.5pt"/>
    </style:style>
    <style:style style:name="P17" style:family="paragraph" style:parent-style-name="Standard" style:list-style-name="WWNum1"/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5"/>
    <style:style style:name="P23" style:family="paragraph" style:parent-style-name="Standard" style:list-style-name="L5">
      <style:text-properties fo:font-weight="bold" style:font-weight-asian="bold" style:font-weight-complex="bold"/>
    </style:style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8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8">
      <style:text-properties style:text-underline-style="solid" style:text-underline-width="auto" style:text-underline-color="font-color"/>
    </style:style>
    <style:style style:name="P28" style:family="paragraph" style:parent-style-name="Standard" style:list-style-name="L8">
      <style:text-properties style:text-underline-style="none" fo:font-weight="bold" style:font-weight-asian="bold" style:font-weight-complex="bold"/>
    </style:style>
    <style:style style:name="P29" style:family="paragraph" style:parent-style-name="Standard">
      <style:text-properties fo:font-size="10.5pt" style:font-size-asian="10.5pt" style:font-size-complex="10.5pt"/>
    </style:style>
    <style:style style:name="P30" style:family="paragraph" style:parent-style-name="Standard">
      <style:paragraph-properties fo:line-height="100%" fo:orphans="0" fo:widows="0"/>
      <style:text-properties fo:font-size="10.5pt" style:font-size-asian="10.5pt" style:font-size-complex="10.5pt"/>
    </style:style>
    <style:style style:name="P31" style:family="paragraph" style:parent-style-name="Standard">
      <style:paragraph-properties fo:line-height="100%" fo:orphans="0" fo:widows="0"/>
      <style:text-properties fo:font-size="10.5pt" fo:background-color="#ffffff" style:font-size-asian="10.5pt" style:font-size-complex="10.5pt"/>
    </style:style>
    <style:style style:name="P32" style:family="paragraph" style:parent-style-name="Standard">
      <style:paragraph-properties fo:line-height="100%" fo:orphans="0" fo:widows="0"/>
      <style:text-properties fo:color="#444444" fo:font-size="10.5pt" fo:background-color="#ffffff" style:font-size-asian="10.5pt" style:font-size-complex="10.5pt"/>
    </style:style>
    <style:style style:name="P33" style:family="paragraph" style:parent-style-name="Standard">
      <style:text-properties fo:font-size="1pt" style:font-size-asian="1pt" style:font-size-complex="1pt"/>
    </style:style>
    <style:style style:name="P34" style:family="paragraph" style:parent-style-name="Standard" style:list-style-name="WWNum11">
      <style:paragraph-properties fo:margin-left="1.27cm" fo:margin-right="0cm" fo:text-indent="-0.635cm" style:auto-text-indent="false"/>
      <style:text-properties fo:font-size="10.5pt" style:font-size-asian="10.5pt" style:font-size-complex="10.5pt"/>
    </style:style>
    <style:style style:name="P3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</style:style>
    <style:style style:name="P37" style:family="paragraph" style:parent-style-name="Standard" style:list-style-name="WWNum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8" style:family="paragraph" style:parent-style-name="Standard" style:list-style-name="WWNum6">
      <style:paragraph-properties fo:margin-left="0cm" fo:margin-right="0cm" fo:text-indent="0cm" style:auto-text-indent="false"/>
    </style:style>
    <style:style style:name="P39" style:family="paragraph" style:parent-style-name="Standard" style:list-style-name="WWNum6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7cm" fo:margin-right="0cm" fo:text-indent="1.27cm" style:auto-text-indent="false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44" style:family="paragraph" style:parent-style-name="Standard" style:list-style-name="L9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45" style:family="paragraph" style:parent-style-name="Heading_20_1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text:bookmark text:name="Bookmark"/>Chapitre 2 - <text:span text:style-name="T3">Les différents types de marchés </text:span></text:h>
      <text:list xml:id="list7288090487634376916" text:style-name="WWNum1">
        <text:list-header>
          <text:p text:style-name="P17"/>
          <text:p text:style-name="P17">A – Définition et différentes structures de marchés</text:p>
          <text:p text:style-name="P17">B – Le marché du numérique</text:p>
        </text:list-header>
      </text:list>
      <text:p text:style-name="Standard"><text:s text:c="12"/>C – Le marché financier et le fonctionnement de la bourse </text:p>
      <text:p text:style-name="Text_20_body"/>
      <text:h text:style-name="P13" text:outline-level="2"><text:bookmark text:name="Bookmark1"/>A – Définition et différentes structures de marchés</text:h>
      <text:h text:style-name="P14" text:outline-level="2">1 – Définition : Qu'est-ce qu'un marché ?</text:h>
      <text:p text:style-name="Text_20_body"/>
      <text:p text:style-name="Standard"><text:span text:style-name="T8">C'est la c</text:span>onfrontation des <text:span text:style-name="T2">offres</text:span> et des <text:span text:style-name="T2">demandes</text:span> de biens et services considérés par les utilisateurs (consommateurs) comme<text:span text:style-name="T2"> substituables</text:span>.</text:p>
      <text:p text:style-name="Standard"/>
      <text:p text:style-name="Standard">C’est donc la notion de <text:span text:style-name="T2">substituabilité </text:span>qui définit le contour d’un marché ainsi que les <text:span text:style-name="T2">concurrents </text:span>qui s’y trouvent.</text:p>
      <text:p text:style-name="Standard"/>
      <text:h text:style-name="P14" text:outline-level="2">2 - Les 9 structures de marchés :</text:h>
      <text:p text:style-name="Text_20_body"/>
      <text:p text:style-name="Standard">Compte tenu du nombre d’offreurs et de demandeurs sur un marché donné, on identifie 9 structures de marchés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au1.1">
          <table:table-cell table:style-name="Tableau1.A1" office:value-type="string">
            <text:p text:style-name="P5">Offreur(s) ⇒ </text:p>
            <text:p text:style-name="P1">Demandeur(s)</text:p>
            <text:p text:style-name="P2"><text:s text:c="8"/>⇩</text:p>
          </table:table-cell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1">Une multitude</text:p>
          </table:table-cell>
        </table:table-row>
        <table:table-row table:style-name="Tableau1.1"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3">Monopole bilatéral</text:p>
          </table:table-cell>
          <table:table-cell table:style-name="Tableau1.A1" office:value-type="string">
            <text:p text:style-name="P3">Monopsone contrarié</text:p>
          </table:table-cell>
          <table:table-cell table:style-name="Tableau1.A1" office:value-type="string">
            <text:p text:style-name="P3">Monopsone</text:p>
          </table:table-cell>
        </table:table-row>
        <table:table-row table:style-name="Tableau1.1"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3">Monopole contrarié</text:p>
          </table:table-cell>
          <table:table-cell table:style-name="Tableau1.A1" office:value-type="string">
            <text:p text:style-name="P3">Oligopole bilatéral</text:p>
          </table:table-cell>
          <table:table-cell table:style-name="Tableau1.A1" office:value-type="string">
            <text:p text:style-name="P3">Oligopsone</text:p>
          </table:table-cell>
        </table:table-row>
        <table:table-row table:style-name="Tableau1.1">
          <table:table-cell table:style-name="Tableau1.A1" office:value-type="string">
            <text:p text:style-name="P1">Une multitude</text:p>
          </table:table-cell>
          <table:table-cell table:style-name="Tableau1.A1" office:value-type="string">
            <text:p text:style-name="P3">Monopole</text:p>
          </table:table-cell>
          <table:table-cell table:style-name="Tableau1.A1" office:value-type="string">
            <text:p text:style-name="P3">Oligopole</text:p>
          </table:table-cell>
          <table:table-cell table:style-name="Tableau1.A1" office:value-type="string">
            <text:p text:style-name="P4">Concurrence parfaite ⇒ marché atomisé</text:p>
          </table:table-cell>
        </table:table-row>
      </table:table>
      <text:p text:style-name="Standard"/>
      <text:h text:style-name="Heading_20_2" text:outline-level="2"><text:bookmark text:name="Bookmark3"/><text:span text:style-name="T9">Exemples</text:span><text:span text:style-name="T10"> :</text:span></text:h>
      <text:p text:style-name="Text_20_body"/>
      <text:h text:style-name="Heading_20_2" text:outline-level="2"><text:soft-page-break/><text:span text:style-name="T2">B – Le marché du numérique : Les 3 principaux offreurs du secteur l'informatique</text:span></text:h>
      <text:p text:style-name="Text_20_body"/>
      <text:p text:style-name="Text_20_body">Le secteur du numérique regroupe les entreprises qui produisent des biens et services relatifs aux technologies de l'information et de la communication. </text:p>
      <text:p text:style-name="Text_20_body">Dans le secteur informatique, on distingue :</text:p>
      <text:list xml:id="list3273250315803931569" text:style-name="WWNum11">
        <text:list-item>
          <text:p text:style-name="P34">Les constructeurs informatiques</text:p>
        </text:list-item>
        <text:list-item>
          <text:p text:style-name="P34">Les prestataires de services informatiques (Les ESN)</text:p>
        </text:list-item>
        <text:list-item>
          <text:p text:style-name="P34">Les éditeurs informatiques</text:p>
        </text:list-item>
      </text:list>
      <text:p text:style-name="P11"/>
      <text:list xml:id="list5879457642620611888" text:style-name="WWNum6">
        <text:list-header>
          <text:p text:style-name="P38"><text:span text:style-name="T14">1 - Les constructeurs informatiques :</text:span><text:span text:style-name="T11"> <text:s/></text:span></text:p>
          <text:p text:style-name="P38"><text:span text:style-name="T11"/></text:p>
          <text:p text:style-name="P38"><text:span text:style-name="T11">Ce sont les entreprises qui </text:span><text:span text:style-name="T13">fabriquent les matériels informatiques</text:span><text:span text:style-name="T11"> (ordinateurs et systèmes d'exploitation) </text:span><text:span text:style-name="T13">et les périphériques</text:span><text:span text:style-name="T11"> (imprimantes, serveurs, etc)</text:span></text:p>
        </text:list-header>
      </text:list>
      <text:p text:style-name="P15"/>
      <text:list xml:id="list125331857920172582" text:style-name="L9">
        <text:list-header>
          <text:p text:style-name="P44">Classement mondial des constructeurs informatiques (2019, source : Wikipédia) :</text:p>
          <text:p text:style-name="P44"/>
        </text:list-header>
      </text:list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12">Rang</text:p>
          </table:table-cell>
          <table:table-cell table:style-name="Tableau2.A1" office:value-type="string">
            <text:p text:style-name="P12">Entreprises</text:p>
          </table:table-cell>
          <table:table-cell table:style-name="Tableau2.A1" office:value-type="string">
            <text:p text:style-name="P12">Pays</text:p>
          </table:table-cell>
          <table:table-cell table:style-name="Tableau2.A1" office:value-type="string">
            <text:p text:style-name="P12">Chiffre d’affaires (en milliards de $)</text:p>
          </table:table-cell>
        </table:table-row>
        <table:table-row table:style-name="Tableau2.1"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2">Apple</text:p>
          </table:table-cell>
          <table:table-cell table:style-name="Tableau2.A1" office:value-type="string">
            <text:p text:style-name="P12">Etats-Unis</text:p>
          </table:table-cell>
          <table:table-cell table:style-name="Tableau2.A1" office:value-type="string">
            <text:p text:style-name="P12">261.7</text:p>
          </table:table-cell>
        </table:table-row>
        <table:table-row table:style-name="Tableau2.1"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Dell</text:p>
          </table:table-cell>
          <table:table-cell table:style-name="Tableau2.A1" office:value-type="string">
            <text:p text:style-name="P12">Etats-Unis</text:p>
          </table:table-cell>
          <table:table-cell table:style-name="Tableau2.A1" office:value-type="string">
            <text:p text:style-name="P12">90.4</text:p>
          </table:table-cell>
        </table:table-row>
        <table:table-row table:style-name="Tableau2.1"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HP Inc.</text:p>
          </table:table-cell>
          <table:table-cell table:style-name="Tableau2.A1" office:value-type="string">
            <text:p text:style-name="P12">Etats-Unis</text:p>
          </table:table-cell>
          <table:table-cell table:style-name="Tableau2.A1" office:value-type="string">
            <text:p text:style-name="P12">58.7</text:p>
          </table:table-cell>
        </table:table-row>
        <table:table-row table:style-name="Tableau2.1">
          <table:table-cell table:style-name="Tableau2.A1" office:value-type="string">
            <text:p text:style-name="P12">4</text:p>
          </table:table-cell>
          <table:table-cell table:style-name="Tableau2.A1" office:value-type="string">
            <text:p text:style-name="P12">Legend Holding</text:p>
          </table:table-cell>
          <table:table-cell table:style-name="Tableau2.A1" office:value-type="string">
            <text:p text:style-name="P12">Chine</text:p>
          </table:table-cell>
          <table:table-cell table:style-name="Tableau2.A1" office:value-type="string">
            <text:p text:style-name="P12">54.1</text:p>
          </table:table-cell>
        </table:table-row>
        <table:table-row table:style-name="Tableau2.1"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2">Lenovo</text:p>
          </table:table-cell>
          <table:table-cell table:style-name="Tableau2.A1" office:value-type="string">
            <text:p text:style-name="P12">Chine</text:p>
          </table:table-cell>
          <table:table-cell table:style-name="Tableau2.A1" office:value-type="string">
            <text:p text:style-name="P12">50</text:p>
          </table:table-cell>
        </table:table-row>
        <table:table-row table:style-name="Tableau2.1">
          <table:table-cell table:style-name="Tableau2.A1" office:value-type="string">
            <text:p text:style-name="P12">6</text:p>
          </table:table-cell>
          <table:table-cell table:style-name="Tableau2.A1" office:value-type="string">
            <text:p text:style-name="P12">Fujitsu</text:p>
          </table:table-cell>
          <table:table-cell table:style-name="Tableau2.A1" office:value-type="string">
            <text:p text:style-name="P12">Japon</text:p>
          </table:table-cell>
          <table:table-cell table:style-name="Tableau2.A1" office:value-type="string">
            <text:p text:style-name="P12">36.1</text:p>
          </table:table-cell>
        </table:table-row>
        <table:table-row table:style-name="Tableau2.1">
          <table:table-cell table:style-name="Tableau2.A1" office:value-type="string">
            <text:p text:style-name="P12">7</text:p>
          </table:table-cell>
          <table:table-cell table:style-name="Tableau2.A1" office:value-type="string">
            <text:p text:style-name="P12">Quanta Computer</text:p>
          </table:table-cell>
          <table:table-cell table:style-name="Tableau2.A1" office:value-type="string">
            <text:p text:style-name="P12">Taïwan</text:p>
          </table:table-cell>
          <table:table-cell table:style-name="Tableau2.A1" office:value-type="string">
            <text:p text:style-name="P12">34.1</text:p>
          </table:table-cell>
        </table:table-row>
        <table:table-row table:style-name="Tableau2.1">
          <table:table-cell table:style-name="Tableau2.A1" office:value-type="string">
            <text:p text:style-name="P12">8</text:p>
          </table:table-cell>
          <table:table-cell table:style-name="Tableau2.A1" office:value-type="string">
            <text:p text:style-name="P12">Compal</text:p>
          </table:table-cell>
          <table:table-cell table:style-name="Tableau2.A1" office:value-type="string">
            <text:p text:style-name="P12">Taïwan</text:p>
          </table:table-cell>
          <table:table-cell table:style-name="Tableau2.A1" office:value-type="string">
            <text:p text:style-name="P12">32.1</text:p>
          </table:table-cell>
        </table:table-row>
        <table:table-row table:style-name="Tableau2.1">
          <table:table-cell table:style-name="Tableau2.A1" office:value-type="string">
            <text:p text:style-name="P12">9</text:p>
          </table:table-cell>
          <table:table-cell table:style-name="Tableau2.A1" office:value-type="string">
            <text:p text:style-name="P12">HPE</text:p>
          </table:table-cell>
          <table:table-cell table:style-name="Tableau2.A1" office:value-type="string">
            <text:p text:style-name="P12">Etats-Unis</text:p>
          </table:table-cell>
          <table:table-cell table:style-name="Tableau2.A1" office:value-type="string">
            <text:p text:style-name="P12">30.6</text:p>
          </table:table-cell>
        </table:table-row>
        <table:table-row table:style-name="Tableau2.1">
          <table:table-cell table:style-name="Tableau2.A1" office:value-type="string">
            <text:p text:style-name="P12">10</text:p>
          </table:table-cell>
          <table:table-cell table:style-name="Tableau2.A1" office:value-type="string">
            <text:p text:style-name="P12">Wistron</text:p>
          </table:table-cell>
          <table:table-cell table:style-name="Tableau2.A1" office:value-type="string">
            <text:p text:style-name="P12">Taïwan</text:p>
          </table:table-cell>
          <table:table-cell table:style-name="Tableau2.A1" office:value-type="string">
            <text:p text:style-name="P12">29.5</text:p>
          </table:table-cell>
        </table:table-row>
      </table:table>
      <text:p text:style-name="P15"/>
      <text:p text:style-name="P16">Nous pouvons constater que les toutes premières entreprises viennent des Etats-Unis avec Apple (faisant partie de la GAFAM : Google, Apple, Facebook, Amazon et Microsoft) dont le CA constitue environ le triple du deuxième Dell.</text:p>
      <text:p text:style-name="P16"/>
      <text:p text:style-name="P15"/>
      <text:list xml:id="list43540677" text:continue-list="list5879457642620611888" text:style-name="WWNum6">
        <text:list-header>
          <text:p text:style-name="P39"><text:span text:style-name="T1">2 – Les prestataires de Services informatiques : Les ESN</text:span></text:p>
        </text:list-header>
      </text:list>
      <text:p text:style-name="P40"/>
      <text:p text:style-name="P41">ESN : <text:span text:style-name="T2">Entreprises de Services du Numérique.</text:span></text:p>
      <text:p text:style-name="P41">Elles <text:span text:style-name="T2">conçoivent des applications applications informatiques</text:span> (des<text:span text:style-name="T2"> logiciels</text:span>), compte tenu des <text:span text:style-name="T2">besoins spécifiques exprimés</text:span> par leurs clients (les entreprises utilisatrices : banques, industries, entreprises commerciales, etc).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list xml:id="list43547672" text:continue-numbering="true" text:style-name="WWNum6">
        <text:list-header>
          <text:p text:style-name="P37"><text:span text:style-name="T11"/></text:p>
        </text:list-header>
      </text:list>
      <text:p text:style-name="P15"><text:soft-page-break/>Classement ESN en France (2019, source : Silicon.fr)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">Rang</text:p>
          </table:table-cell>
          <table:table-cell table:style-name="Tableau3.A1" office:value-type="string">
            <text:p text:style-name="P12">ESN</text:p>
          </table:table-cell>
          <table:table-cell table:style-name="Tableau3.A1" office:value-type="string">
            <text:p text:style-name="P12">Chiffre d’affaires (en milliers d’€)</text:p>
          </table:table-cell>
        </table:table-row>
        <table:table-row table:style-name="Tableau3.1"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31">CAPGEMINI</text:p>
          </table:table-cell>
          <table:table-cell table:style-name="Tableau3.A1" office:value-type="string">
            <text:p text:style-name="P31">3 069 000</text:p>
          </table:table-cell>
        </table:table-row>
        <table:table-row table:style-name="Tableau3.1">
          <table:table-cell table:style-name="Tableau3.A1" office:value-type="string">
            <text:p text:style-name="P12">2</text:p>
          </table:table-cell>
          <table:table-cell table:style-name="Tableau3.A1" office:value-type="string">
            <text:p text:style-name="P31">ORANGE BUSINESS SERVICES</text:p>
          </table:table-cell>
          <table:table-cell table:style-name="Tableau3.A1" office:value-type="string">
            <text:p text:style-name="P31">2 312 000</text:p>
          </table:table-cell>
        </table:table-row>
        <table:table-row table:style-name="Tableau3.1">
          <table:table-cell table:style-name="Tableau3.A1" office:value-type="string">
            <text:p text:style-name="P12">3</text:p>
          </table:table-cell>
          <table:table-cell table:style-name="Tableau3.A1" office:value-type="string">
            <text:p text:style-name="P31">IBM France</text:p>
          </table:table-cell>
          <table:table-cell table:style-name="Tableau3.A1" office:value-type="string">
            <text:p text:style-name="P12">2 140 000</text:p>
          </table:table-cell>
        </table:table-row>
        <table:table-row table:style-name="Tableau3.1">
          <table:table-cell table:style-name="Tableau3.A1" office:value-type="string">
            <text:p text:style-name="P12">4</text:p>
          </table:table-cell>
          <table:table-cell table:style-name="Tableau3.A1" office:value-type="string">
            <text:p text:style-name="P31">ATOS</text:p>
          </table:table-cell>
          <table:table-cell table:style-name="Tableau3.A1" office:value-type="string">
            <text:p text:style-name="P31">2 101 000</text:p>
          </table:table-cell>
        </table:table-row>
        <table:table-row table:style-name="Tableau3.1">
          <table:table-cell table:style-name="Tableau3.A1" office:value-type="string">
            <text:p text:style-name="P12">5</text:p>
          </table:table-cell>
          <table:table-cell table:style-name="Tableau3.A1" office:value-type="string">
            <text:p text:style-name="P32">ACCENTURE</text:p>
          </table:table-cell>
          <table:table-cell table:style-name="Tableau3.A1" office:value-type="string">
            <text:p text:style-name="P32">1 773 000</text:p>
          </table:table-cell>
        </table:table-row>
        <table:table-row table:style-name="Tableau3.1">
          <table:table-cell table:style-name="Tableau3.A1" office:value-type="string">
            <text:p text:style-name="P12">6</text:p>
          </table:table-cell>
          <table:table-cell table:style-name="Tableau3.A1" office:value-type="string">
            <text:p text:style-name="P32">SOPRA STERIA</text:p>
          </table:table-cell>
          <table:table-cell table:style-name="Tableau3.A1" office:value-type="string">
            <text:p text:style-name="P32">1 699 000</text:p>
          </table:table-cell>
        </table:table-row>
        <table:table-row table:style-name="Tableau3.1">
          <table:table-cell table:style-name="Tableau3.A1" office:value-type="string">
            <text:p text:style-name="P12">7</text:p>
          </table:table-cell>
          <table:table-cell table:style-name="Tableau3.A1" office:value-type="string">
            <text:p text:style-name="P32">SCC</text:p>
          </table:table-cell>
          <table:table-cell table:style-name="Tableau3.A1" office:value-type="string">
            <text:p text:style-name="P32">1 534 000</text:p>
          </table:table-cell>
        </table:table-row>
        <table:table-row table:style-name="Tableau3.1">
          <table:table-cell table:style-name="Tableau3.A1" office:value-type="string">
            <text:p text:style-name="P12">8</text:p>
          </table:table-cell>
          <table:table-cell table:style-name="Tableau3.A1" office:value-type="string">
            <text:p text:style-name="P32">ECONOCOM</text:p>
          </table:table-cell>
          <table:table-cell table:style-name="Tableau3.A1" office:value-type="string">
            <text:p text:style-name="P32">1 406 000</text:p>
          </table:table-cell>
        </table:table-row>
        <table:table-row table:style-name="Tableau3.1">
          <table:table-cell table:style-name="Tableau3.A1" office:value-type="string">
            <text:p text:style-name="P12">9</text:p>
          </table:table-cell>
          <table:table-cell table:style-name="Tableau3.A1" office:value-type="string">
            <text:p text:style-name="P32">CGI</text:p>
          </table:table-cell>
          <table:table-cell table:style-name="Tableau3.A1" office:value-type="string">
            <text:p text:style-name="P32">1 132 000</text:p>
          </table:table-cell>
        </table:table-row>
        <table:table-row table:style-name="Tableau3.1">
          <table:table-cell table:style-name="Tableau3.A1" office:value-type="string">
            <text:p text:style-name="P12">10</text:p>
          </table:table-cell>
          <table:table-cell table:style-name="Tableau3.A1" office:value-type="string">
            <text:p text:style-name="P32">GFI INFORMATIQUE</text:p>
          </table:table-cell>
          <table:table-cell table:style-name="Tableau3.A1" office:value-type="string">
            <text:p text:style-name="P32">904 000</text:p>
          </table:table-cell>
        </table:table-row>
      </table:table>
      <text:p text:style-name="P15"/>
      <text:p text:style-name="P11">Cap Gemini est une entreprise française, le leader de ce domaine d'activité sur le territoire français.</text:p>
      <text:p text:style-name="P11"/>
      <text:list xml:id="list43563211" text:continue-numbering="true" text:style-name="WWNum6">
        <text:list-header>
          <text:p text:style-name="P39"><text:span text:style-name="T1">3 – Les éditeurs informatiques :</text:span> </text:p>
          <text:p text:style-name="P38"><text:span text:style-name="T11"/></text:p>
          <text:p text:style-name="P38"><text:span text:style-name="T11">Ce sont les entreprises qui conçoivent des </text:span><text:span text:style-name="T13">PROGICIELS</text:span><text:span text:style-name="T11"> (des </text:span><text:span text:style-name="T13">Pro</text:span><text:span text:style-name="T11">duits lo</text:span><text:span text:style-name="T13">giciels</text:span><text:span text:style-name="T11">), tels que Excel, les jeux vidéos, etc.</text:span></text:p>
        </text:list-header>
      </text:list>
      <text:p text:style-name="Standard"><text:span text:style-name="T11"/></text:p>
      <text:p text:style-name="Standard"><text:span text:style-name="T11">Classement dans le monde des éditeurs <text:s/>(2014, source : Statista)</text:span></text:p>
      <text:p text:style-name="Standard"><text:span text:style-name="T1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2">Rang</text:p>
          </table:table-cell>
          <table:table-cell table:style-name="Tableau4.A1" office:value-type="string">
            <text:p text:style-name="P12">Editeurs</text:p>
          </table:table-cell>
          <table:table-cell table:style-name="Tableau4.A1" office:value-type="string">
            <text:p text:style-name="P12">Chiffre d’affaires (en milliards de $ (Etats-Unis))</text:p>
          </table:table-cell>
        </table:table-row>
        <table:table-row table:style-name="Tableau4.1"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Microsoft</text:p>
          </table:table-cell>
          <table:table-cell table:style-name="Tableau4.A1" office:value-type="string">
            <text:p text:style-name="P12">62,01</text:p>
          </table:table-cell>
        </table:table-row>
        <table:table-row table:style-name="Tableau4.1">
          <table:table-cell table:style-name="Tableau4.A1" office:value-type="string">
            <text:p text:style-name="P12">2</text:p>
          </table:table-cell>
          <table:table-cell table:style-name="Tableau4.A1" office:value-type="string">
            <text:p text:style-name="P12">Oracle</text:p>
          </table:table-cell>
          <table:table-cell table:style-name="Tableau4.A1" office:value-type="string">
            <text:p text:style-name="P12">29,88</text:p>
          </table:table-cell>
        </table:table-row>
        <table:table-row table:style-name="Tableau4.1">
          <table:table-cell table:style-name="Tableau4.A1" office:value-type="string">
            <text:p text:style-name="P12">3</text:p>
          </table:table-cell>
          <table:table-cell table:style-name="Tableau4.A1" office:value-type="string">
            <text:p text:style-name="P12">IBM</text:p>
          </table:table-cell>
          <table:table-cell table:style-name="Tableau4.A1" office:value-type="string">
            <text:p text:style-name="P12">29,29</text:p>
          </table:table-cell>
        </table:table-row>
        <table:table-row table:style-name="Tableau4.1">
          <table:table-cell table:style-name="Tableau4.A1" office:value-type="string">
            <text:p text:style-name="P12">4</text:p>
          </table:table-cell>
          <table:table-cell table:style-name="Tableau4.A1" office:value-type="string">
            <text:p text:style-name="P12">SAP</text:p>
          </table:table-cell>
          <table:table-cell table:style-name="Tableau4.A1" office:value-type="string">
            <text:p text:style-name="P12">18,78</text:p>
          </table:table-cell>
        </table:table-row>
        <table:table-row table:style-name="Tableau4.1">
          <table:table-cell table:style-name="Tableau4.A1" office:value-type="string">
            <text:p text:style-name="P12">5</text:p>
          </table:table-cell>
          <table:table-cell table:style-name="Tableau4.A1" office:value-type="string">
            <text:p text:style-name="P12">Symantec</text:p>
          </table:table-cell>
          <table:table-cell table:style-name="Tableau4.A1" office:value-type="string">
            <text:p text:style-name="P12">6,14</text:p>
          </table:table-cell>
        </table:table-row>
        <table:table-row table:style-name="Tableau4.1">
          <table:table-cell table:style-name="Tableau4.A1" office:value-type="string">
            <text:p text:style-name="P12">6</text:p>
          </table:table-cell>
          <table:table-cell table:style-name="Tableau4.A1" office:value-type="string">
            <text:p text:style-name="P12">EMC</text:p>
          </table:table-cell>
          <table:table-cell table:style-name="Tableau4.A1" office:value-type="string">
            <text:p text:style-name="P12">5,84</text:p>
          </table:table-cell>
        </table:table-row>
        <table:table-row table:style-name="Tableau4.1">
          <table:table-cell table:style-name="Tableau4.A1" office:value-type="string">
            <text:p text:style-name="P12">7</text:p>
          </table:table-cell>
          <table:table-cell table:style-name="Tableau4.A1" office:value-type="string">
            <text:p text:style-name="P12">VMware</text:p>
          </table:table-cell>
          <table:table-cell table:style-name="Tableau4.A1" office:value-type="string">
            <text:p text:style-name="P12">5,52</text:p>
          </table:table-cell>
        </table:table-row>
        <table:table-row table:style-name="Tableau4.1">
          <table:table-cell table:style-name="Tableau4.A1" office:value-type="string">
            <text:p text:style-name="P12">8</text:p>
          </table:table-cell>
          <table:table-cell table:style-name="Tableau4.A1" office:value-type="string">
            <text:p text:style-name="P12">Hewlett Packard</text:p>
          </table:table-cell>
          <table:table-cell table:style-name="Tableau4.A1" office:value-type="string">
            <text:p text:style-name="P12">5,08</text:p>
          </table:table-cell>
        </table:table-row>
        <table:table-row table:style-name="Tableau4.1">
          <table:table-cell table:style-name="Tableau4.A1" office:value-type="string">
            <text:p text:style-name="P12">9</text:p>
          </table:table-cell>
          <table:table-cell table:style-name="Tableau4.A1" office:value-type="string">
            <text:p text:style-name="P12">Salesforce</text:p>
          </table:table-cell>
          <table:table-cell table:style-name="Tableau4.A1" office:value-type="string">
            <text:p text:style-name="P12">4,82</text:p>
          </table:table-cell>
        </table:table-row>
        <table:table-row table:style-name="Tableau4.1">
          <table:table-cell table:style-name="Tableau4.A1" office:value-type="string">
            <text:p text:style-name="P12">10</text:p>
          </table:table-cell>
          <table:table-cell table:style-name="Tableau4.A1" office:value-type="string">
            <text:p text:style-name="P12">Intuit</text:p>
          </table:table-cell>
          <table:table-cell table:style-name="Tableau4.A1" office:value-type="string">
            <text:p text:style-name="P12">4,32</text:p>
          </table:table-cell>
        </table:table-row>
      </table:table>
      <text:p text:style-name="P33"/>
      <text:list xml:id="list43564938" text:continue-numbering="true" text:style-name="WWNum6">
        <text:list-header>
          <text:p text:style-name="P35"><text:span text:style-name="T11"/></text:p>
        </text:list-header>
      </text:list>
      <text:p text:style-name="Standard">Le leader mondial des éditeurs informatiques est Microsoft, suivi par Oracle, qui suivi de très par IB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C - Le marché financier et le fonctionnement de la bourse :</text:p>
      <text:p text:style-name="Standard"/>
      <text:p text:style-name="Standard">Il s'agit de la négociation et d'échange des instruments financiers (des titres).</text:p>
      <text:p text:style-name="Standard"/>
      <text:p text:style-name="Standard">Nous verrons :</text:p>
      <text:p text:style-name="Standard"/>
      <text:list xml:id="list26838179386138236" text:style-name="L1">
        <text:list-item>
          <text:p text:style-name="P18">Les titres : actions, obligations, options, devises, matières premières.</text:p>
        </text:list-item>
        <text:list-item>
          <text:p text:style-name="P18">Les différents types de marchés selon : la cotation, le compartiment et le règlement.</text:p>
        </text:list-item>
        <text:list-item>
          <text:p text:style-name="P18">Les ordres de bourse</text:p>
        </text:list-item>
      </text:list>
      <text:p text:style-name="Standard"/>
      <text:p text:style-name="Standard"/>
      <text:p text:style-name="P9">1 – Les principaux titres échangés :</text:p>
      <text:p text:style-name="Standard"/>
      <text:p text:style-name="Standard"><text:s text:c="12"/><text:span text:style-name="T2">a) </text:span><text:span text:style-name="T4">Les actions </text:span><text:span text:style-name="T2">: </text:span>Titres de propriété (parts d'entreprises) =&gt; actionnaires</text:p>
      <text:p text:style-name="Standard"/>
      <text:p text:style-name="Standard"><text:s text:c="11"/><text:span text:style-name="T2"><text:s/>b) </text:span><text:span text:style-name="T4">Les obligations </text:span><text:span text:style-name="T2">:</text:span> Titres de créances (emprunts) =&gt; obligataires</text:p>
      <text:p text:style-name="Standard"/>
      <text:list xml:id="list1719610277731223234" text:style-name="L2">
        <text:list-header>
          <text:p text:style-name="P19"><text:span text:style-name="T6">c) </text:span><text:span text:style-name="T4">Les options </text:span><text:span text:style-name="T2">:</text:span> Warrants Call (parier sur la hausse d'un sous-jacent) et <text:s/>warrants Put (parier sur la baisse d'un sous-jacent)</text:p>
          <text:p text:style-name="P19"/>
        </text:list-header>
      </text:list>
      <text:list xml:id="list8656934610898914724" text:style-name="L3">
        <text:list-header>
          <text:p text:style-name="P20"><text:span text:style-name="T6">d) <text:s/></text:span><text:span text:style-name="T4">Les devises </text:span><text:span text:style-name="T2">:</text:span> Expression d'une monnaie nationale en une monnaie étrangère (Marché Forex Change). Exemple : 1 Euro = 1,13 Dollar américain le 09/12/2021.</text:p>
          <text:p text:style-name="P20"/>
        </text:list-header>
      </text:list>
      <text:list xml:id="list3191694931137357541" text:style-name="L4">
        <text:list-header>
          <text:p text:style-name="P21"><text:span text:style-name="T6">e) </text:span><text:span text:style-name="T4">Les matières premières </text:span><text:span text:style-name="T2">:</text:span> Blé, or, argent, pétrole, etc.</text:p>
        </text:list-header>
      </text:list>
      <text:p text:style-name="Standard"/>
      <text:p text:style-name="Standard"><text:s text:c="11"/><text:span text:style-name="T2"><text:s/>f) </text:span><text:span text:style-name="T4">La cryptomonnaie</text:span><text:span text:style-name="T2"> :</text:span> Une monnaie virtuelle indépendante des Banques centrales</text:p>
      <text:p text:style-name="Standard"/>
      <text:p text:style-name="Standard"/>
      <text:p text:style-name="P9">2 – Les différents types de marchés :</text:p>
      <text:p text:style-name="Standard"><text:s/></text:p>
      <text:p text:style-name="Standard"><text:s text:c="6"/><text:span text:style-name="T2">a) <text:s/></text:span><text:span text:style-name="T4">Selon la cotation </text:span><text:span text:style-name="T2">:</text:span> </text:p>
      <text:p text:style-name="Standard"/>
      <text:list xml:id="list6618776801735938704" text:style-name="L5">
        <text:list-item>
          <text:list>
            <text:list-item>
              <text:p text:style-name="P22">Le marché primaire (ou du neuf) =&gt; <text:s/>L'introduction en bourse</text:p>
            </text:list-item>
            <text:list-item>
              <text:p text:style-name="P22">Le marché secondaire (ou de l'occasion) =&gt; Dès les premières échanges (cotations) où les cours évoluent en fonction de <text:span text:style-name="T2">la loi de l'offre et de la demande.</text:span></text:p>
              <text:p text:style-name="P23"/>
            </text:list-item>
          </text:list>
        </text:list-item>
      </text:list>
      <text:p text:style-name="Standard"><text:s text:c="5"/><text:span text:style-name="T2"><text:s/>b) <text:s/></text:span><text:span text:style-name="T4">Selon les compartiments </text:span><text:span text:style-name="T2">:</text:span></text:p>
      <text:p text:style-name="Standard"/>
      <text:list xml:id="list6368513678857276026" text:style-name="L6">
        <text:list-item>
          <text:list>
            <text:list-item>
              <text:p text:style-name="P24">Euronext : A, B, C (en fonction de la capitalisation boursière)</text:p>
            </text:list-item>
            <text:list-item>
              <text:p text:style-name="P24">CAC 40</text:p>
            </text:list-item>
            <text:list-item>
              <text:p text:style-name="P24">SBF 120</text:p>
            </text:list-item>
            <text:list-item>
              <text:p text:style-name="P24">SRD (Système à Règlement Différé)</text:p>
            </text:list-item>
            <text:list-item>
              <text:p text:style-name="P24"><text:soft-page-break/>Etc.</text:p>
              <text:p text:style-name="P24"/>
            </text:list-item>
          </text:list>
        </text:list-item>
      </text:list>
      <text:p text:style-name="Standard"/>
      <text:p text:style-name="Standard"><text:s text:c="5"/><text:span text:style-name="T2"><text:s/>c) <text:s/></text:span><text:span text:style-name="T4">Selon le règlement (c'est-à-dire la date de livraison des titres)</text:span><text:span text:style-name="T6"> </text:span><text:span text:style-name="T2">:</text:span></text:p>
      <text:p text:style-name="Standard"><text:s text:c="7"/></text:p>
      <text:list xml:id="list457349064919954243" text:style-name="L7">
        <text:list-item>
          <text:list>
            <text:list-item>
              <text:p text:style-name="P25">Au comptant</text:p>
            </text:list-item>
            <text:list-item>
              <text:p text:style-name="P25">A règlement différé (SRD)</text:p>
              <text:p text:style-name="P25"/>
            </text:list-item>
          </text:list>
        </text:list-item>
      </text:list>
      <text:p text:style-name="P10"><text:span text:style-name="T2">3 - Les ordres de bourse </text:span>:</text:p>
      <text:p text:style-name="Standard"/>
      <text:list xml:id="list6414640217959699085" text:style-name="L8">
        <text:list-item>
          <text:list>
            <text:list-header>
              <text:p text:style-name="P26"><text:span text:style-name="T5">a) </text:span>A court limité<text:span text:style-name="T5"> : </text:span><text:span text:style-name="T7">Le prix d'achat ou de vente est fixé par le trader</text:span></text:p>
              <text:p text:style-name="P27"/>
              <text:p text:style-name="P26"><text:span text:style-name="T5">b) </text:span>Au prix du marché <text:span text:style-name="T7">: La transaction est exécutée au prix de la dernière transaction</text:span></text:p>
              <text:p text:style-name="P27"/>
              <text:p text:style-name="P28">c) <text:span text:style-name="T3">A tout prix</text:span><text:span text:style-name="T8"> : Quels que soient les prix proposés </text:span></text:p>
            </text:list-header>
          </text:list>
        </text:list-item>
      </text:list>
      <text:p text:style-name="P8"/>
      <text:p text:style-name="P8"/>
      <text:p text:style-name="P8"/>
      <text:p text:style-name="P7">====&gt; <text:a xlink:type="simple" xlink:href="https://www.goldenboys.fr/" text:style-name="Internet_20_link" text:visited-style-name="Visited_20_Internet_20_Link">https://www.goldenboys.fr</text:a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2-09T23:32:22.16</dc:date>
    <dc:creator>Didier KUEVIAKOE</dc:creator>
    <meta:generator>OpenOffice/4.1.7$Win32 OpenOffice.org_project/417m1$Build-9800</meta:generator>
    <meta:editing-duration>PT19H20M57S</meta:editing-duration>
    <meta:editing-cycles>27</meta:editing-cycles>
    <meta:document-statistic meta:table-count="4" meta:image-count="0" meta:object-count="0" meta:page-count="5" meta:paragraph-count="191" meta:word-count="856" meta:character-count="5090"/>
  </office:meta>
</office:document-meta>
</file>